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automatic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1"/>
        <table:table-column table:style-name="co2" table:default-cell-style-name="ce1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 calcext:value-type="string">
            <text:p>Mode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Max Points (at 5:0)</text:p>
          </table:table-cell>
          <table:table-cell office:value-type="string" calcext:value-type="string">
            <text:p>Min Points (at 5:4)</text:p>
          </table:table-cell>
        </table:table-row>
        <table:table-row table:style-name="ro1">
          <table:table-cell/>
          <table:table-cell office:value-type="string" calcext:value-type="string">
            <text:p>Friend (PvP)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I - Hard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AI - Medium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AI - Simple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0T14:34:46.203383310</meta:creation-date>
    <dc:date>2026-02-10T14:45:48.390167000</dc:date>
    <meta:editing-duration>PT42S</meta:editing-duration>
    <meta:editing-cycles>1</meta:editing-cycles>
    <meta:document-statistic meta:table-count="1" meta:cell-count="20" meta:object-count="0"/>
    <meta:generator>LibreOffice/7.3.7.2$Linux_X86_64 LibreOffice_project/30$Build-2</meta:generator>
  </office:meta>
</office:document-meta>
</file>